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5" table:number-columns-repeated="1002" table:default-cell-style-name="ce1"/>
        <table:table-row table:style-name="ro2">
          <table:table-cell table:number-columns-repeated="1020"/>
        </table:table-row>
        <table:table-row table:style-name="ro3">
          <table:table-cell/>
          <table:table-cell table:style-name="ce3" office:value-type="string" table:number-columns-spanned="17" table:number-rows-spanned="1">
            <text:p>BÁO CÁO CÔNG NỢ THEO LOẠI NỢ DT-BH-AL</text:p>
          </table:table-cell>
          <table:covered-table-cell table:number-columns-repeated="16" table:style-name="ce7"/>
          <table:table-cell table:number-columns-repeated="1002"/>
        </table:table-row>
        <table:table-row table:style-name="ro4">
          <table:table-cell/>
          <table:table-cell table:style-name="ce4" office:value-type="string" table:number-columns-spanned="17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6" table:style-name="ce7"/>
          <table:table-cell table:number-columns-repeated="1002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Loại nợ doanh thu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7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6" table:style-name="ce7"/>
          <table:table-cell table:number-columns-repeated="1002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loainodoanhthu']" xlink:type="simple">loainodoanhthu</text:a></text:p>
          </table:table-cell>
          <table:table-cell table:number-columns-repeated="1002"/>
        </table:table-row>
        <table:table-row table:style-name="ro6">
          <table:table-cell/>
          <table:table-cell table:style-name="ce6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7"/>
          <table:table-cell table:number-columns-repeated="1002"/>
        </table:table-row>
        <table:table-row table:style-name="ro6" table:number-rows-repeated="1048568">
          <table:table-cell table:number-columns-repeated="1020"/>
        </table:table-row>
        <table:table-row table:style-name="ro6">
          <table:table-cell table:number-columns-repeated="1020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15T22:32:06</dc:date>
    <dc:creator>phung11764 </dc:creator>
    <meta:editing-duration>PT6H29M55S</meta:editing-duration>
    <meta:editing-cycles>143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8" meta:object-count="0"/>
  </office:meta>
</office:document-meta>
</file>